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Segoe UI Semibold" fo:font-size="20pt" style:font-size-asian="20pt" style:font-size-complex="20pt"/>
    </style:style>
    <style:style style:name="T9" style:family="text">
      <style:text-properties style:font-name="Segoe UI Semi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415</text:span></text:p>
            <text:p text:style-name="P1"><text:span text:style-name="T2">“</text:span><text:span text:style-name="T2">Jesus on the Mountain Peak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2.064cm" svg:height="8.701cm" svg:x="2.574cm" svg:y="0.762cm">
          <draw:text-box>
            <text:p text:style-name="P4"><text:span text:style-name="T3">1. </text:span><text:span text:style-name="T4">Jesus on the mountain peak</text:span></text:p>
            <text:p text:style-name="P4"><text:span text:style-name="T4">Stands alone in glory blazing;</text:span></text:p>
            <text:p text:style-name="P4"><text:span text:style-name="T4">Let us, if we dare to speak,</text:span></text:p>
            <text:p text:style-name="P4"><text:span text:style-name="T4">Join the saints and angels praising.</text:span></text:p>
            <text:p text:style-name="P4"><text:span text:style-name="T4">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4.13cm" svg:height="8.89cm" svg:x="1.778cm" svg:y="0.508cm">
          <draw:text-box>
            <text:p text:style-name="P4"><text:span text:style-name="T3">2. </text:span><text:span text:style-name="T4">Trembling at His feet we saw</text:span></text:p>
            <text:p text:style-name="P4"><text:span text:style-name="T4">Moses and Elijah speaking.</text:span></text:p>
            <text:p text:style-name="P4"><text:span text:style-name="T4">All the prophets and the law</text:span></text:p>
            <text:p text:style-name="P4"><text:span text:style-name="T5">Shout through them their joyful greeting:</text:span></text:p>
            <text:p text:style-name="P4"><text:span text:style-name="T4">Alleluia! <text:s text:c="3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1.59cm" svg:height="8.701cm" svg:x="3.302cm" svg:y="0.508cm">
          <draw:text-box>
            <text:p text:style-name="P4"><text:span text:style-name="T3">3. </text:span><text:span text:style-name="T4">Swift the cloud of glory came:</text:span></text:p>
            <text:p text:style-name="P4"><text:span text:style-name="T4">God proclaiming in its thunder</text:span></text:p>
            <text:p text:style-name="P4"><text:span text:style-name="T4">Jesus as the Son by name!</text:span></text:p>
            <text:p text:style-name="P4"><text:span text:style-name="T4">Nations, cry aloud in wonder,</text:span></text:p>
            <text:p text:style-name="P4"><text:span text:style-name="T4">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6" draw:layer="layout" svg:width="22.86cm" svg:height="13.029cm" svg:x="2.54cm" svg:y="0.508cm">
          <draw:text-box>
            <text:p text:style-name="P4"><text:span text:style-name="T6">4. </text:span><text:span text:style-name="T7">This is God’s belov'ed Son!</text:span></text:p>
            <text:p text:style-name="P4"><text:span text:style-name="T7">Law and prophets sing before Him,</text:span></text:p>
            <text:p text:style-name="P4"><text:span text:style-name="T7">First and Last and only One.</text:span></text:p>
            <text:p text:style-name="P4"><text:span text:style-name="T7">All creation shall adore Him!</text:span></text:p>
            <text:p text:style-name="P4"><text:span text:style-name="T7">Alleluia! <text:s text:c="32"/></text:span></text:p>
            <text:p text:style-name="P4"><text:span text:style-name="T8"/></text:p>
            <text:p><text:span text:style-name="T9">1977 Hope Publishing Co.</text:span></text:p>
            <text:p><text:span text:style-name="T9">Used by permission:</text:span></text:p>
            <text:p><text:span text:style-name="T9">LSB Hymn License</text:span></text:p>
            <text:p><text:span text:style-name="T9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11:35:00.890000000</meta:creation-date>
    <dc:date>2019-02-27T11:29:11.140000000</dc:date>
    <meta:editing-duration>PT21M5S</meta:editing-duration>
    <meta:editing-cycles>13</meta:editing-cycles>
    <meta:generator>LibreOffice/6.1.3.2$Windows_X86_64 LibreOffice_project/86daf60bf00efa86ad547e59e09d6bb77c699acb</meta:generator>
    <meta:document-statistic meta:object-count="96"/>
  </office:meta>
</office:document-meta>
</file>